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646in" fo:margin-left="0in" table:align="left"/>
    </style:style>
    <style:style style:name="Table1.A" style:family="table-column">
      <style:table-column-properties style:column-width="1.65in"/>
    </style:style>
    <style:style style:name="Table1.B" style:family="table-column">
      <style:table-column-properties style:column-width="5.4146in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000000" style:font-name="Monospace" fo:font-size="10pt" fo:background-color="#e8f2fe" style:font-size-asian="10pt"/>
    </style:style>
    <style:style style:name="P2" style:family="paragraph" style:parent-style-name="Standard">
      <style:text-properties fo:color="#000000" style:font-name="Calibri" fo:font-style="italic" fo:font-weight="bold" fo:background-color="#e8f2fe" style:font-style-asian="italic" style:font-weight-asian="bold"/>
    </style:style>
    <style:style style:name="P3" style:family="paragraph" style:parent-style-name="Обычный">
      <style:text-properties style:font-name="Calibri" fo:background-color="#e8f2fe"/>
    </style:style>
    <style:style style:name="P4" style:family="paragraph" style:parent-style-name="Обычный">
      <style:text-properties style:font-name="Calibri" officeooo:paragraph-rsid="0010b981" fo:background-color="#e8f2fe"/>
    </style:style>
    <style:style style:name="P5" style:family="paragraph" style:parent-style-name="Обычный">
      <style:text-properties style:font-name="Calibri" officeooo:rsid="0010b981" officeooo:paragraph-rsid="0010b981" fo:background-color="#e8f2fe"/>
    </style:style>
    <style:style style:name="P6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color="#000000" style:font-name="Monospace" fo:font-size="10pt" fo:background-color="#e8f2fe" loext:char-shading-value="0" style:font-size-asian="10pt"/>
    </style:style>
    <style:style style:name="T2" style:family="text">
      <style:text-properties fo:color="#000000" style:font-name="Calibri" fo:font-size="14pt" fo:language="ru" fo:country="RU" fo:font-weight="bold" fo:background-color="#e8f2fe" loext:char-shading-value="0" style:font-size-asian="14pt" style:font-weight-asian="bold" style:font-size-complex="14pt"/>
    </style:style>
    <style:style style:name="T3" style:family="text">
      <style:text-properties fo:color="#000000" style:font-name="Calibri" fo:font-size="14pt" fo:font-weight="bold" fo:background-color="#e8f2fe" loext:char-shading-value="0" style:font-size-asian="14pt" style:font-weight-asian="bold" style:font-size-complex="14pt"/>
    </style:style>
    <style:style style:name="T4" style:family="text">
      <style:text-properties style:font-name="Calibri" fo:background-color="#e8f2fe" loext:char-shading-value="0"/>
    </style:style>
    <style:style style:name="T5" style:family="text">
      <style:text-properties officeooo:rsid="0010b9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Основной_20_шрифт_20_абзаца"><text:span text:style-name="T1"><text:tab/><text:tab/></text:span></text:span><text:span text:style-name="Основной_20_шрифт_20_абзаца"><text:span text:style-name="T2">A </text:span></text:span><text:span text:style-name="Основной_20_шрифт_20_абзаца"><text:span text:style-name="T3">List of the working buttons and descriptions of their functions</text:span>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utton's Name</text:p>
          </table:table-cell>
          <table:table-cell table:style-name="Table1.A1" office:value-type="string">
            <text:p text:style-name="P2">Function's Description</text:p>
          </table:table-cell>
        </table:table-row>
        <table:table-row>
          <table:table-cell table:style-name="Table1.A1" office:value-type="string">
            <text:p text:style-name="P3">“File”-→”Open”</text:p>
          </table:table-cell>
          <table:table-cell table:style-name="Table1.A1" office:value-type="string">
            <text:p text:style-name="P3">Opens a file with the phoneme’s description. The 'Phoneme edit' function and the 'phoneme save' function do not work properly yet. It’s done but still unmount and should be finished and tested.</text:p>
          </table:table-cell>
        </table:table-row>
        <table:table-row>
          <table:table-cell table:style-name="Table1.A3" office:value-type="string">
            <text:p text:style-name="P4">“File”-→”Open<text:span text:style-name="T5">2</text:span>”</text:p>
          </table:table-cell>
          <table:table-cell table:style-name="Table1.A3" office:value-type="string">
            <text:p text:style-name="P5">Can be used for program to remember different last directory for easier phoneme opening</text:p>
          </table:table-cell>
        </table:table-row>
        <table:table-row>
          <table:table-cell table:style-name="Table1.A1" office:value-type="string">
            <text:p text:style-name="P3">“File” -→”Close”</text:p>
          </table:table-cell>
          <table:table-cell table:style-name="Table1.A1" office:value-type="string">
            <text:p text:style-name="P3">Closes the opened phoneme’s description file.</text:p>
          </table:table-cell>
        </table:table-row>
        <table:table-row>
          <table:table-cell table:style-name="Table1.A1" office:value-type="string">
            <text:p text:style-name="P3">“File”-→”Quit”</text:p>
          </table:table-cell>
          <table:table-cell table:style-name="Table1.A1" office:value-type="string">
            <text:p text:style-name="P3">Exits the program.</text:p>
          </table:table-cell>
        </table:table-row>
        <table:table-row>
          <table:table-cell table:style-name="Table1.A1" office:value-type="string">
            <text:p text:style-name="P3">“Speak”-→”Translate”</text:p>
          </table:table-cell>
          <table:table-cell table:style-name="Table1.A1" office:value-type="string">
            <text:p text:style-name="P3">Translates a text from the input window into phoneme mnemonics, with the selected rules of pronunciation using the command line arguments and writes it to the file.</text:p>
            <text:p text:style-name="P3">(The rules of pronunciation are selected together with the voice selection in “Voice”-→”Voice selection”). Then the phoneme mnemonics from the file are written into the output window.</text:p>
          </table:table-cell>
        </table:table-row>
        <table:table-row>
          <table:table-cell table:style-name="Table1.A1" office:value-type="string">
            <text:p text:style-name="P3">“Speak”-→”Show rules”</text:p>
          </table:table-cell>
          <table:table-cell table:style-name="Table1.A1" office:value-type="string">
            <text:p text:style-name="P3">Shows a text transcription according to the reading rules of the selected language. The reading rules are also selected with the voice selection in “Voice”-→”Voice selection”.</text:p>
          </table:table-cell>
        </table:table-row>
        <table:table-row>
          <table:table-cell table:style-name="Table1.A1" office:value-type="string">
            <text:p text:style-name="P3">“Speak”-→”Show IPA”</text:p>
          </table:table-cell>
          <table:table-cell table:style-name="Table1.A1" office:value-type="string">
            <text:p text:style-name="P3">Shows the text transcription according to English reading rules</text:p>
            <text:p text:style-name="P3"/>
          </table:table-cell>
        </table:table-row>
        <table:table-row>
          <table:table-cell table:style-name="Table1.A1" office:value-type="string">
            <text:p text:style-name="P3">“Speak”-→”Speak”</text:p>
          </table:table-cell>
          <table:table-cell table:style-name="Table1.A1" office:value-type="string">
            <text:p text:style-name="P3">Pronounces the text as phoneme mnemonic according to pronunciation rules of language selected in “Voice”-→”Voice selection”.</text:p>
          </table:table-cell>
        </table:table-row>
        <table:table-row>
          <table:table-cell table:style-name="Table1.A1" office:value-type="string">
            <text:p text:style-name="P3">“Voice”-→”Select Voice”</text:p>
          </table:table-cell>
          <table:table-cell table:style-name="Table1.A1" office:value-type="string">
            <text:p text:style-name="P3">Selects reading and pronunciation rules for pronouncing of the text and showing it as a phoneme mnemonic. Russian voice doesn’t work properly also in the original program.</text:p>
            <text:p text:style-name="P3"/>
          </table:table-cell>
        </table:table-row>
        <table:table-row>
          <table:table-cell table:style-name="Table1.A1" office:value-type="string">
            <text:p text:style-name="P3">“Options”--&gt;”Language”</text:p>
          </table:table-cell>
          <table:table-cell table:style-name="Table1.A1" office:value-type="string">
            <text:p text:style-name="P3">Changes the language of the interface.</text:p>
          </table:table-cell>
        </table:table-row>
        <table:table-row>
          <table:table-cell table:style-name="Table1.A1" office:value-type="string">
            <text:p text:style-name="P3">“Options”-→”Speed”</text:p>
          </table:table-cell>
          <table:table-cell table:style-name="Table1.A1" office:value-type="string">
            <text:p text:style-name="P3">Changes the speed of pronunciation.</text:p>
          </table:table-cell>
        </table:table-row>
        <table:table-row>
          <table:table-cell table:style-name="Table1.A1" office:value-type="string">
            <text:p text:style-name="P3">“Options”-→”Speak punctuation”</text:p>
          </table:table-cell>
          <table:table-cell table:style-name="Table1.A1" office:value-type="string">
            <text:p text:style-name="P3">Pronounces the text together with the punctuation signs.</text:p>
          </table:table-cell>
        </table:table-row>
        <table:table-row>
          <table:table-cell table:style-name="Table1.A1" office:value-type="string">
            <text:p text:style-name="P3">“Options”-→”Speak characters”</text:p>
          </table:table-cell>
          <table:table-cell table:style-name="Table1.A1" office:value-type="string">
            <text:p text:style-name="P3">Pronounces the text as a set of characters.</text:p>
          </table:table-cell>
        </table:table-row>
        <table:table-row>
          <table:table-cell table:style-name="Table1.A1" office:value-type="string">
            <text:p text:style-name="P3">“Help”-→”espeak documentation”</text:p>
          </table:table-cell>
          <table:table-cell table:style-name="Table1.A1" office:value-type="string">
            <text:p text:style-name="P3">The list of documentation for original espeak version in HTML.</text:p>
          </table:table-cell>
        </table:table-row>
        <table:table-row>
          <table:table-cell table:style-name="Table1.A1" office:value-type="string">
            <text:p text:style-name="P3">“Text”--&gt;”Translate”</text:p>
            <text:p text:style-name="P3">The same as “Speak”-→”Translate”</text:p>
          </table:table-cell>
          <table:table-cell table:style-name="Table1.A1" office:value-type="string">
            <text:p text:style-name="Обычный"><text:span text:style-name="Основной_20_шрифт_20_абзаца"><text:span text:style-name="T4">Translates the text from the input window into phoneme mnemonics, according to the selected rules of pronunciation using command line arguments and writes it to the file.</text:span></text:span></text:p>
            <text:p text:style-name="Обычный"><text:span text:style-name="Основной_20_шрифт_20_абзаца"><text:span text:style-name="T4">The rules of pronunciation are selected together with voice selection in “Voice”-→”Voice selection”. Then the phoneme mnemonics from the file are written into the output window.</text:span></text:span></text:p>
          </table:table-cell>
        </table:table-row>
        <table:table-row>
          <table:table-cell table:style-name="Table1.A1" office:value-type="string">
            <text:p text:style-name="P3">“Text”-→”Speak”</text:p>
            <text:p text:style-name="P3">The same as “Speak”-→”Speak”</text:p>
          </table:table-cell>
          <table:table-cell table:style-name="Table1.A1" office:value-type="string">
            <text:p text:style-name="P3">Pronounces the text as phoneme mnemonic with the pronunciation speed set in “Options”--&gt;”Speed”.</text:p>
          </table:table-cell>
        </table:table-row>
        <text:soft-page-break/>
        <table:table-row>
          <table:table-cell table:style-name="Table1.A1" office:value-type="string">
            <text:p text:style-name="P3">“Text”-→”Show rules”</text:p>
            <text:p text:style-name="P3"/>
          </table:table-cell>
          <table:table-cell table:style-name="Table1.A1" office:value-type="string">
            <text:p text:style-name="P3">The same as “Speak”-→”Show rules” Shows the text transcription with reading rules of the selected language. Reading rules are also selected with the voice selection in “Voice”-→”Voice selection”.</text:p>
          </table:table-cell>
        </table:table-row>
        <table:table-row>
          <table:table-cell table:style-name="Table1.A1" office:value-type="string">
            <text:p text:style-name="P3">“Text”-→”Text show IPA”</text:p>
            <text:p text:style-name="P3">the same as “Speak”-→”Show IPA”</text:p>
          </table:table-cell>
          <table:table-cell table:style-name="Table1.A1" office:value-type="string">
            <text:p text:style-name="P3">Shows the text transcription according to English reading rule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492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omka1</meta:initial-creator>
    <meta:creation-date>2016-08-23T11:35:00Z</meta:creation-date>
    <dc:date>2017-03-31T10:03:24.093334596</dc:date>
    <meta:editing-cycles>5</meta:editing-cycles>
    <meta:editing-duration>PT53M45S</meta:editing-duration>
    <meta:document-statistic meta:table-count="1" meta:image-count="0" meta:object-count="0" meta:page-count="2" meta:paragraph-count="44" meta:word-count="386" meta:character-count="2717" meta:non-whitespace-character-count="2376"/>
    <meta:template xlink:type="simple" xlink:actuate="onRequest" xlink:title="" xlink:href="Normal"/>
  </office:meta>
</office:document-meta>
</file>